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Maxtemp</text:p>
          </table:table-cell>
          <table:table-cell office:value-type="string" calcext:value-type="string">
            <text:p>MinTemp</text:p>
          </table:table-cell>
          <table:table-cell office:value-type="string" calcext:value-type="string">
            <text:p>RainFall</text:p>
          </table:table-cell>
        </table:table-row>
        <table:table-row table:style-name="ro1">
          <table:table-cell office:value-type="string" calcext:value-type="string">
            <text:p>Delhi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string" calcext:value-type="string">
            <text:p>Bengaluru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string" calcext:value-type="string">
            <text:p>Chennai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 office:value-type="string" calcext:value-type="string">
            <text:p>Mumbai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string" calcext:value-type="string">
            <text:p>Kolkata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41.8" calcext:value-type="float">
            <text:p>41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1T16:05:04.852504137</meta:creation-date>
    <dc:date>2022-10-01T16:09:30.138590285</dc:date>
    <meta:editing-duration>PT4M26S</meta:editing-duration>
    <meta:editing-cycles>1</meta:editing-cycles>
    <meta:document-statistic meta:table-count="1" meta:cell-count="24" meta:object-count="0"/>
    <meta:generator>LibreOffice/6.4.7.2$Linux_X86_64 LibreOffice_project/40$Build-2</meta:generator>
  </office:meta>
</office:document-meta>
</file>